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iverConnectionFact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ConnectionFactory.DriverConnectionFactory( Driver driver , String connectUri ,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riverConnectionFactory.creat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